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5cm" svg:height="2cm" svg:x="9.5cm" svg:y="11.5cm">
          <text:p text:style-name="P1">Manufacturers driv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5cm" svg:height="2cm" svg:x="9.5cm" svg:y="8cm">
          <text:p text:style-name="P1">Superloop / RTOS / State Machin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5cm" svg:height="1.5cm" svg:x="9.5cm" svg:y="10cm">
          <text:p text:style-name="P1">HA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9.5cm" svg:y="5cm">
          <text:p text:style-name="P1">Feature 1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M30S</meta:editing-duration>
    <meta:editing-cycles>3</meta:editing-cycles>
    <meta:generator>LibreOffice/3.6$Windows_x86 LibreOffice_project/e29a214-2bbed72-0621de6-a97528c-8f066d</meta:generator>
    <dc:date>2013-03-06T10:45:00.53</dc:date>
    <meta:document-statistic meta:object-count="4"/>
  </office:meta>
</office:document-meta>
</file>